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alpha in degree</text:p>
          </table:table-cell>
          <table:table-cell office:value-type="string">
            <text:p>r_oben in cm</text:p>
          </table:table-cell>
          <table:table-cell office:value-type="string">
            <text:p>r_unten in cm</text:p>
          </table:table-cell>
          <table:table-cell office:value-type="string">
            <text:p>s_oben in cm</text:p>
          </table:table-cell>
          <table:table-cell office:value-type="string">
            <text:p>s_unten in cm</text:p>
          </table:table-cell>
          <table:table-cell office:value-type="string">
            <text:p>I in A</text:p>
          </table:table-cell>
          <table:table-cell office:value-type="string">
            <text:p>U in V</text:p>
          </table:table-cell>
          <table:table-cell office:value-type="string">
            <text:p>alpha_offset in degree</text:p>
          </table:table-cell>
          <table:table-cell office:value-type="string">
            <text:p>Sr_oben in cm</text:p>
          </table:table-cell>
          <table:table-cell office:value-type="string">
            <text:p>Sr_unten in cm</text:p>
          </table:table-cell>
          <table:table-cell office:value-type="string">
            <text:p>Ss_oben in cm</text:p>
          </table:table-cell>
          <table:table-cell office:value-type="string">
            <text:p>Ss_unten in cm</text:p>
          </table:table-cell>
          <table:table-cell office:value-type="string">
            <text:p>SI in A</text:p>
          </table:table-cell>
          <table:table-cell office:value-type="string">
            <text:p>SU in V</text:p>
          </table:table-cell>
          <table:table-cell office:value-type="string">
            <text:p>Salpha_offset in degree</text:p>
          </table:table-cell>
          <table:table-cell office:value-type="string">
            <text:p>Salpha in degre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2">
            <text:p>12,2</text:p>
          </table:table-cell>
          <table:table-cell office:value-type="float" office:value="5.1">
            <text:p>5,1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,2</text:p>
          </table:table-cell>
          <table:table-cell table:number-columns-repeated="2"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4">
            <text:p>4</text:p>
          </table:table-cell>
          <table:table-cell table:number-columns-repeated="2" office:value-type="float" office:value="0.5">
            <text:p>0,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3">
            <text:p>13,3</text:p>
          </table:table-cell>
          <table:table-cell office:value-type="float" office:value="5">
            <text:p>5</text:p>
          </table:table-cell>
          <table:table-cell office:value-type="float" office:value="9.2">
            <text:p>9,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1">
            <text:p>12,1</text:p>
          </table:table-cell>
          <table:table-cell office:value-type="float" office:value="5.2">
            <text:p>5,2</text:p>
          </table:table-cell>
          <table:table-cell office:value-type="float" office:value="9.6">
            <text:p>9,6</text:p>
          </table:table-cell>
          <table:table-cell office:value-type="float" office:value="7.7">
            <text:p>7,7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.8">
            <text:p>11,8</text:p>
          </table:table-cell>
          <table:table-cell office:value-type="float" office:value="5.4">
            <text:p>5,4</text:p>
          </table:table-cell>
          <table:table-cell office:value-type="float" office:value="10.5">
            <text:p>10,5</text:p>
          </table:table-cell>
          <table:table-cell office:value-type="float" office:value="8.3">
            <text:p>8,3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7">
            <text:p>11,7</text:p>
          </table:table-cell>
          <table:table-cell office:value-type="float" office:value="5.5">
            <text:p>5,5</text:p>
          </table:table-cell>
          <table:table-cell office:value-type="float" office:value="12">
            <text:p>12</text:p>
          </table:table-cell>
          <table:table-cell office:value-type="float" office:value="8.6">
            <text:p>8,6</text:p>
          </table:table-cell>
          <table:table-cell table:number-columns-repeated="11"/>
        </table:table-row>
        <table:table-row table:style-name="ro1">
          <table:table-cell office:value-type="float" office:value="12.5">
            <text:p>12,5</text:p>
          </table:table-cell>
          <table:table-cell table:style-name="ce1" office:value-type="float" office:value="12">
            <text:p>12</text:p>
          </table:table-cell>
          <table:table-cell office:value-type="float" office:value="5.3">
            <text:p>5,3</text:p>
          </table:table-cell>
          <table:table-cell office:value-type="float" office:value="10.1">
            <text:p>10,1</text:p>
          </table:table-cell>
          <table:table-cell office:value-type="float" office:value="7.9">
            <text:p>7,9</text:p>
          </table:table-cell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27.02.2013</text:date>, <text:time>14:2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2-27T13:27:24</meta:creation-date>
    <dc:date>2013-02-27T13:56:15</dc:date>
    <dc:creator>Volker Karle</dc:creator>
    <meta:editing-duration>PT00H14M57S</meta:editing-duration>
    <meta:editing-cycles>2</meta:editing-cycles>
    <meta:generator>OpenOffice.org/3.2$Unix OpenOffice.org_project/320m12$Build-9483</meta:generator>
    <meta:document-statistic meta:table-count="3" meta:cell-count="57" meta:object-count="0"/>
  </office:meta>
</office:document-meta>
</file>